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ce1"/>
        <table:table-column table:style-name="co2" table:default-cell-style-name="Default"/>
        <table:table-row table:style-name="ro1">
          <table:table-cell office:value-type="string">
            <text:p>Numeral</text:p>
          </table:table-cell>
          <table:table-cell office:value-type="string">
            <text:p>zz</text:p>
          </table:table-cell>
          <table:table-cell table:number-columns-repeated="2"/>
        </table:table-row>
        <table:table-row table:style-name="ro2">
          <table:table-cell office:value-type="string">
            <text:p>件</text:p>
          </table:table-cell>
          <table:table-cell office:value-type="string">
            <text:p>jiàn</text:p>
          </table:table-cell>
          <table:table-cell office:value-type="string">
            <text:p>piece</text:p>
          </table:table-cell>
          <table:table-cell/>
        </table:table-row>
        <table:table-row table:style-name="ro2">
          <table:table-cell office:value-type="string">
            <text:p>公斤</text:p>
          </table:table-cell>
          <table:table-cell office:value-type="string">
            <text:p>gōngjīn</text:p>
          </table:table-cell>
          <table:table-cell office:value-type="string">
            <text:p>kilogram</text:p>
          </table:table-cell>
          <table:table-cell/>
        </table:table-row>
        <table:table-row table:style-name="ro1">
          <table:table-cell office:value-type="string">
            <text:p>Noun</text:p>
          </table:table-cell>
          <table:table-cell office:value-type="string">
            <text:p>zz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机场</text:p>
          </table:table-cell>
          <table:table-cell office:value-type="string">
            <text:p>jīchǎng</text:p>
          </table:table-cell>
          <table:table-cell office:value-type="string">
            <text:p>airport</text:p>
          </table:table-cell>
          <table:table-cell/>
        </table:table-row>
        <table:table-row table:style-name="ro2">
          <table:table-cell office:value-type="string">
            <text:p>房间</text:p>
          </table:table-cell>
          <table:table-cell office:value-type="string">
            <text:p>fángjiān</text:p>
          </table:table-cell>
          <table:table-cell office:value-type="string">
            <text:p>room</text:p>
          </table:table-cell>
          <table:table-cell/>
        </table:table-row>
        <table:table-row table:style-name="ro2">
          <table:table-cell office:value-type="string">
            <text:p>教室</text:p>
          </table:table-cell>
          <table:table-cell office:value-type="string">
            <text:p>jiàoshì</text:p>
          </table:table-cell>
          <table:table-cell office:value-type="string">
            <text:p>classroom</text:p>
          </table:table-cell>
          <table:table-cell/>
        </table:table-row>
        <table:table-row table:style-name="ro2">
          <table:table-cell office:value-type="string">
            <text:p>意思</text:p>
          </table:table-cell>
          <table:table-cell office:value-type="string">
            <text:p>yìsi</text:p>
          </table:table-cell>
          <table:table-cell office:value-type="string">
            <text:p>meaning</text:p>
          </table:table-cell>
          <table:table-cell/>
        </table:table-row>
        <table:table-row table:style-name="ro2">
          <table:table-cell office:value-type="string">
            <text:p>话题</text:p>
          </table:table-cell>
          <table:table-cell office:value-type="string">
            <text:p>huatí</text:p>
          </table:table-cell>
          <table:table-cell office:value-type="string">
            <text:p>topic</text:p>
          </table:table-cell>
          <table:table-cell/>
        </table:table-row>
        <table:table-row table:style-name="ro2">
          <table:table-cell office:value-type="string">
            <text:p>事情</text:p>
          </table:table-cell>
          <table:table-cell office:value-type="string">
            <text:p>shìqing</text:p>
          </table:table-cell>
          <table:table-cell office:value-type="string">
            <text:p>matter</text:p>
          </table:table-cell>
          <table:table-cell/>
        </table:table-row>
        <table:table-row table:style-name="ro2">
          <table:table-cell office:value-type="string">
            <text:p>西瓜</text:p>
          </table:table-cell>
          <table:table-cell office:value-type="string">
            <text:p>xīguā</text:p>
          </table:table-cell>
          <table:table-cell office:value-type="string">
            <text:p>watermelon</text:p>
          </table:table-cell>
          <table:table-cell/>
        </table:table-row>
        <table:table-row table:style-name="ro2">
          <table:table-cell office:value-type="string">
            <text:p>路</text:p>
          </table:table-cell>
          <table:table-cell office:value-type="string">
            <text:p>lù</text:p>
          </table:table-cell>
          <table:table-cell office:value-type="string">
            <text:p>road</text:p>
          </table:table-cell>
          <table:table-cell/>
        </table:table-row>
        <table:table-row table:style-name="ro2">
          <table:table-cell office:value-type="string">
            <text:p>外</text:p>
          </table:table-cell>
          <table:table-cell office:value-type="string">
            <text:p>wài</text:p>
          </table:table-cell>
          <table:table-cell office:value-type="string">
            <text:p>out</text:p>
          </table:table-cell>
          <table:table-cell/>
        </table:table-row>
        <table:table-row table:style-name="ro2">
          <table:table-cell office:value-type="string">
            <text:p>时间</text:p>
          </table:table-cell>
          <table:table-cell office:value-type="string">
            <text:p>shíjiān</text:p>
          </table:table-cell>
          <table:table-cell office:value-type="string">
            <text:p>time</text:p>
          </table:table-cell>
          <table:table-cell office:value-type="string">
            <text:p>yao tai duo shijian</text:p>
          </table:table-cell>
        </table:table-row>
        <table:table-row table:style-name="ro2">
          <table:table-cell office:value-type="string">
            <text:p>门</text:p>
          </table:table-cell>
          <table:table-cell office:value-type="string">
            <text:p>mén</text:p>
          </table:table-cell>
          <table:table-cell office:value-type="string">
            <text:p>door</text:p>
          </table:table-cell>
          <table:table-cell/>
        </table:table-row>
        <table:table-row table:style-name="ro2">
          <table:table-cell office:value-type="string">
            <text:p>报纸</text:p>
          </table:table-cell>
          <table:table-cell office:value-type="string">
            <text:p>bàozhǐ</text:p>
          </table:table-cell>
          <table:table-cell office:value-type="string">
            <text:p>newspaper</text:p>
          </table:table-cell>
          <table:table-cell/>
        </table:table-row>
        <table:table-row table:style-name="ro2">
          <table:table-cell office:value-type="string">
            <text:p>船</text:p>
          </table:table-cell>
          <table:table-cell office:value-type="string">
            <text:p>chuán</text:p>
          </table:table-cell>
          <table:table-cell office:value-type="string">
            <text:p>boat</text:p>
          </table:table-cell>
          <table:table-cell/>
        </table:table-row>
        <table:table-row table:style-name="ro2">
          <table:table-cell office:value-type="string">
            <text:p>身体</text:p>
          </table:table-cell>
          <table:table-cell office:value-type="string">
            <text:p>shēntǐ</text:p>
          </table:table-cell>
          <table:table-cell office:value-type="string">
            <text:p>body</text:p>
          </table:table-cell>
          <table:table-cell/>
        </table:table-row>
        <table:table-row table:style-name="ro2">
          <table:table-cell office:value-type="string">
            <text:p>药</text:p>
          </table:table-cell>
          <table:table-cell office:value-type="string">
            <text:p>yào</text:p>
          </table:table-cell>
          <table:table-cell office:value-type="string">
            <text:p>medicine</text:p>
          </table:table-cell>
          <table:table-cell/>
        </table:table-row>
        <table:table-row table:style-name="ro2">
          <table:table-cell office:value-type="string">
            <text:p>妻子</text:p>
          </table:table-cell>
          <table:table-cell office:value-type="string">
            <text:p>qīzi</text:p>
          </table:table-cell>
          <table:table-cell office:value-type="string">
            <text:p>wife</text:p>
          </table:table-cell>
          <table:table-cell/>
        </table:table-row>
        <table:table-row table:style-name="ro2">
          <table:table-cell office:value-type="string">
            <text:p>丈夫</text:p>
          </table:table-cell>
          <table:table-cell office:value-type="string">
            <text:p>zhàngfu</text:p>
          </table:table-cell>
          <table:table-cell office:value-type="string">
            <text:p>husband</text:p>
          </table:table-cell>
          <table:table-cell/>
        </table:table-row>
        <table:table-row table:style-name="ro2">
          <table:table-cell office:value-type="string">
            <text:p>票</text:p>
          </table:table-cell>
          <table:table-cell office:value-type="string">
            <text:p>piào</text:p>
          </table:table-cell>
          <table:table-cell office:value-type="string">
            <text:p>ticket</text:p>
          </table:table-cell>
          <table:table-cell/>
        </table:table-row>
        <table:table-row table:style-name="ro1">
          <table:table-cell office:value-type="string">
            <text:p>Adjective</text:p>
          </table:table-cell>
          <table:table-cell office:value-type="string">
            <text:p>zz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高</text:p>
          </table:table-cell>
          <table:table-cell office:value-type="string">
            <text:p>gāo</text:p>
          </table:table-cell>
          <table:table-cell office:value-type="string">
            <text:p>tall</text:p>
          </table:table-cell>
          <table:table-cell/>
        </table:table-row>
        <table:table-row table:style-name="ro2">
          <table:table-cell office:value-type="string">
            <text:p>慢</text:p>
          </table:table-cell>
          <table:table-cell office:value-type="string">
            <text:p>màn</text:p>
          </table:table-cell>
          <table:table-cell office:value-type="string">
            <text:p>slow</text:p>
          </table:table-cell>
          <table:table-cell/>
        </table:table-row>
        <table:table-row table:style-name="ro2">
          <table:table-cell office:value-type="string">
            <text:p>近</text:p>
          </table:table-cell>
          <table:table-cell office:value-type="string">
            <text:p>jìn</text:p>
          </table:table-cell>
          <table:table-cell office:value-type="string">
            <text:p>not far</text:p>
          </table:table-cell>
          <table:table-cell/>
        </table:table-row>
        <table:table-row table:style-name="ro1">
          <table:table-cell office:value-type="string">
            <text:p>Verb</text:p>
          </table:table-cell>
          <table:table-cell office:value-type="string">
            <text:p>zz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希望</text:p>
          </table:table-cell>
          <table:table-cell office:value-type="string">
            <text:p>xīwàng</text:p>
          </table:table-cell>
          <table:table-cell office:value-type="string">
            <text:p>hope</text:p>
          </table:table-cell>
          <table:table-cell/>
        </table:table-row>
        <table:table-row table:style-name="ro2">
          <table:table-cell office:value-type="string">
            <text:p>回答</text:p>
          </table:table-cell>
          <table:table-cell office:value-type="string">
            <text:p>huídá</text:p>
          </table:table-cell>
          <table:table-cell office:value-type="string">
            <text:p>to answer</text:p>
          </table:table-cell>
          <table:table-cell/>
        </table:table-row>
        <table:table-row table:style-name="ro2">
          <table:table-cell office:value-type="string">
            <text:p>准备</text:p>
          </table:table-cell>
          <table:table-cell office:value-type="string">
            <text:p>zhǔnbèi</text:p>
          </table:table-cell>
          <table:table-cell office:value-type="string">
            <text:p>prepare</text:p>
          </table:table-cell>
          <table:table-cell/>
        </table:table-row>
        <table:table-row table:style-name="ro2">
          <table:table-cell office:value-type="string">
            <text:p>开始</text:p>
          </table:table-cell>
          <table:table-cell office:value-type="string">
            <text:p>kāishǐ</text:p>
          </table:table-cell>
          <table:table-cell office:value-type="string">
            <text:p>begin</text:p>
          </table:table-cell>
          <table:table-cell/>
        </table:table-row>
        <table:table-row table:style-name="ro2">
          <table:table-cell office:value-type="string">
            <text:p>等</text:p>
          </table:table-cell>
          <table:table-cell office:value-type="string">
            <text:p>děng</text:p>
          </table:table-cell>
          <table:table-cell office:value-type="string">
            <text:p>wait</text:p>
          </table:table-cell>
          <table:table-cell/>
        </table:table-row>
        <table:table-row table:style-name="ro2">
          <table:table-cell office:value-type="string">
            <text:p>告诉</text:p>
          </table:table-cell>
          <table:table-cell office:value-type="string">
            <text:p>gàosù</text:p>
          </table:table-cell>
          <table:table-cell office:value-type="string">
            <text:p>tell</text:p>
          </table:table-cell>
          <table:table-cell/>
        </table:table-row>
        <table:table-row table:style-name="ro2">
          <table:table-cell office:value-type="string">
            <text:p>介绍</text:p>
          </table:table-cell>
          <table:table-cell office:value-type="string">
            <text:p>jièshào</text:p>
          </table:table-cell>
          <table:table-cell office:value-type="string">
            <text:p>introduce</text:p>
          </table:table-cell>
          <table:table-cell/>
        </table:table-row>
        <table:table-row table:style-name="ro2">
          <table:table-cell office:value-type="string">
            <text:p>跳舞</text:p>
          </table:table-cell>
          <table:table-cell office:value-type="string">
            <text:p>tiàowǔ</text:p>
          </table:table-cell>
          <table:table-cell office:value-type="string">
            <text:p>dance</text:p>
          </table:table-cell>
          <table:table-cell/>
        </table:table-row>
        <table:table-row table:style-name="ro2">
          <table:table-cell office:value-type="string">
            <text:p>唱歌</text:p>
          </table:table-cell>
          <table:table-cell office:value-type="string">
            <text:p>chànggē</text:p>
          </table:table-cell>
          <table:table-cell office:value-type="string">
            <text:p>sing</text:p>
          </table:table-cell>
          <table:table-cell/>
        </table:table-row>
        <table:table-row table:style-name="ro2">
          <table:table-cell office:value-type="string">
            <text:p>游泳</text:p>
          </table:table-cell>
          <table:table-cell office:value-type="string">
            <text:p>yóuyǒng</text:p>
          </table:table-cell>
          <table:table-cell office:value-type="string">
            <text:p>swim</text:p>
          </table:table-cell>
          <table:table-cell/>
        </table:table-row>
        <table:table-row table:style-name="ro2">
          <table:table-cell office:value-type="string">
            <text:p>踢足球</text:p>
          </table:table-cell>
          <table:table-cell office:value-type="string">
            <text:p>tīzúqiú</text:p>
          </table:table-cell>
          <table:table-cell office:value-type="string">
            <text:p>play football</text:p>
          </table:table-cell>
          <table:table-cell/>
        </table:table-row>
        <table:table-row table:style-name="ro2">
          <table:table-cell office:value-type="string">
            <text:p>进</text:p>
          </table:table-cell>
          <table:table-cell office:value-type="string">
            <text:p>jìn</text:p>
          </table:table-cell>
          <table:table-cell office:value-type="string">
            <text:p>enter</text:p>
          </table:table-cell>
          <table:table-cell/>
        </table:table-row>
        <table:table-row table:style-name="ro2">
          <table:table-cell office:value-type="string">
            <text:p>笑</text:p>
          </table:table-cell>
          <table:table-cell office:value-type="string">
            <text:p>xiào</text:p>
          </table:table-cell>
          <table:table-cell office:value-type="string">
            <text:p>smile</text:p>
          </table:table-cell>
          <table:table-cell/>
        </table:table-row>
        <table:table-row table:style-name="ro2">
          <table:table-cell office:value-type="string">
            <text:p>洗</text:p>
          </table:table-cell>
          <table:table-cell office:value-type="string">
            <text:p>xǐ</text:p>
          </table:table-cell>
          <table:table-cell office:value-type="string">
            <text:p>wash</text:p>
          </table:table-cell>
          <table:table-cell/>
        </table:table-row>
        <table:table-row table:style-name="ro2">
          <table:table-cell office:value-type="string">
            <text:p>穿</text:p>
          </table:table-cell>
          <table:table-cell office:value-type="string">
            <text:p>chuān</text:p>
          </table:table-cell>
          <table:table-cell office:value-type="string">
            <text:p>wear</text:p>
          </table:table-cell>
          <table:table-cell/>
        </table:table-row>
        <table:table-row table:style-name="ro2">
          <table:table-cell office:value-type="string">
            <text:p>送</text:p>
          </table:table-cell>
          <table:table-cell office:value-type="string">
            <text:p>sòng</text:p>
          </table:table-cell>
          <table:table-cell office:value-type="string">
            <text:p>send</text:p>
          </table:table-cell>
          <table:table-cell/>
        </table:table-row>
        <table:table-row table:style-name="ro2">
          <table:table-cell office:value-type="string">
            <text:p>休息</text:p>
          </table:table-cell>
          <table:table-cell office:value-type="string">
            <text:p>xiūxi</text:p>
          </table:table-cell>
          <table:table-cell office:value-type="string">
            <text:p>rest</text:p>
          </table:table-cell>
          <table:table-cell/>
        </table:table-row>
        <table:table-row table:style-name="ro2">
          <table:table-cell office:value-type="string">
            <text:p>旅游</text:p>
          </table:table-cell>
          <table:table-cell office:value-type="string">
            <text:p>lǚyóu</text:p>
          </table:table-cell>
          <table:table-cell office:value-type="string">
            <text:p>travel</text:p>
          </table:table-cell>
          <table:table-cell/>
        </table:table-row>
        <table:table-row table:style-name="ro1">
          <table:table-cell table:style-name="ce2" office:value-type="string">
            <text:p>Adverb</text:p>
          </table:table-cell>
          <table:table-cell office:value-type="string">
            <text:p>zz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就</text:p>
          </table:table-cell>
          <table:table-cell office:value-type="string">
            <text:p>Yi __ jiǜ</text:p>
          </table:table-cell>
          <table:table-cell office:value-type="string">
            <text:p>as soon as</text:p>
          </table:table-cell>
          <table:table-cell office:value-type="string">
            <text:p>ni yi hui jia jiu chifan</text:p>
          </table:table-cell>
        </table:table-row>
        <table:table-row table:style-name="ro2">
          <table:table-cell office:value-type="string">
            <text:p>再</text:p>
          </table:table-cell>
          <table:table-cell office:value-type="string">
            <text:p>zài</text:p>
          </table:table-cell>
          <table:table-cell office:value-type="string">
            <text:p>again</text:p>
          </table:table-cell>
          <table:table-cell/>
        </table:table-row>
        <table:table-row table:style-name="ro2">
          <table:table-cell office:value-type="string">
            <text:p>已经</text:p>
          </table:table-cell>
          <table:table-cell office:value-type="string">
            <text:p>yǐjīng</text:p>
          </table:table-cell>
          <table:table-cell office:value-type="string">
            <text:p>already</text:p>
          </table:table-cell>
          <table:table-cell/>
        </table:table-row>
        <table:table-row table:style-name="ro3">
          <table:table-cell office:value-type="string">
            <text:p>正在</text:p>
          </table:table-cell>
          <table:table-cell office:value-type="string">
            <text:p>zhèngzài</text:p>
          </table:table-cell>
          <table:table-cell office:value-type="string">
            <text:p>at the same time as</text:p>
          </table:table-cell>
          <table:table-cell/>
        </table:table-row>
        <table:table-row table:style-name="ro2">
          <table:table-cell office:value-type="string">
            <text:p>每</text:p>
          </table:table-cell>
          <table:table-cell office:value-type="string">
            <text:p>měi</text:p>
          </table:table-cell>
          <table:table-cell office:value-type="string">
            <text:p>every</text:p>
          </table:table-cell>
          <table:table-cell/>
        </table:table-row>
        <table:table-row table:style-name="ro2">
          <table:table-cell office:value-type="string">
            <text:p>但是</text:p>
          </table:table-cell>
          <table:table-cell office:value-type="string">
            <text:p>dànshì</text:p>
          </table:table-cell>
          <table:table-cell office:value-type="string">
            <text:p>but</text:p>
          </table:table-cell>
          <table:table-cell/>
        </table:table-row>
        <table:table-row table:style-name="ro1">
          <table:table-cell office:value-type="string">
            <text:p>Preposition</text:p>
          </table:table-cell>
          <table:table-cell office:value-type="string">
            <text:p>zz</text:p>
          </table:table-cell>
          <table:table-cell office:value-type="string">
            <text:p> </text:p>
          </table:table-cell>
          <table:table-cell/>
        </table:table-row>
        <table:table-row table:style-name="ro2">
          <table:table-cell office:value-type="string">
            <text:p>离</text:p>
          </table:table-cell>
          <table:table-cell office:value-type="string">
            <text:p>lí</text:p>
          </table:table-cell>
          <table:table-cell office:value-type="string">
            <text:p>leave</text:p>
          </table:table-cell>
          <table:table-cell/>
        </table:table-row>
        <table:table-row table:style-name="ro2">
          <table:table-cell office:value-type="string">
            <text:p>此</text:p>
          </table:table-cell>
          <table:table-cell office:value-type="string">
            <text:p>cǐ</text:p>
          </table:table-cell>
          <table:table-cell office:value-type="string">
            <text:p>this</text:p>
          </table:table-cell>
          <table:table-cell/>
        </table:table-row>
        <table:table-row table:style-name="ro2">
          <table:table-cell office:value-type="string">
            <text:p>从</text:p>
          </table:table-cell>
          <table:table-cell office:value-type="string">
            <text:p>cóng</text:p>
          </table:table-cell>
          <table:table-cell office:value-type="string">
            <text:p>from</text:p>
          </table:table-cell>
          <table:table-cell/>
        </table:table-row>
        <table:table-row table:style-name="ro2">
          <table:table-cell office:value-type="string">
            <text:p>向</text:p>
          </table:table-cell>
          <table:table-cell office:value-type="string">
            <text:p>xiàng</text:p>
          </table:table-cell>
          <table:table-cell office:value-type="string">
            <text:p>towards</text:p>
          </table:table-cell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8">08/06/2019</text:date>, <text:time>08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0:56:06.26</meta:creation-date>
    <dc:date>2019-06-08T08:39:38.81</dc:date>
    <meta:editing-duration>PT2H55M33S</meta:editing-duration>
    <meta:editing-cycles>14</meta:editing-cycles>
    <meta:generator>OpenOffice/4.1.6$Win32 OpenOffice.org_project/416m1$Build-9790</meta:generator>
    <meta:document-statistic meta:table-count="3" meta:cell-count="172" meta:object-count="0"/>
  </office:meta>
</office:document-meta>
</file>